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17.75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column table:style-name="co3" table:number-columns-repeated="1008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utochthonous transmission casesb</text:p>
          </table:table-cell>
          <table:table-cell table:number-columns-repeated="2"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pulatione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Epidemiological Week</text:p>
          </table:table-cell>
          <table:table-cell table:number-columns-repeated="5"/>
          <table:table-cell office:value-type="string" calcext:value-type="string">
            <text:p>Incidence Rate</text:p>
          </table:table-cell>
          <table:table-cell/>
          <table:table-cell office:value-type="string" calcext:value-type="string">
            <text:p>Deaths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Suspected</text:p>
          </table:table-cell>
          <table:table-cell/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string" calcext:value-type="string">
            <text:p>36,2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97" calcext:value-type="float">
            <text:p>59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63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3" calcext:value-type="float">
            <text:p>43</text:p>
          </table:table-cell>
          <table:table-cell table:number-columns-repeated="5"/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4,119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9,1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 g</text:p>
          </table:table-cell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1" calcext:value-type="float">
            <text:p>16.1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3,0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3.5" calcext:value-type="float">
            <text:p>63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8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5,9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6.08" calcext:value-type="float">
            <text:p>96.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14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4,154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.98" calcext:value-type="float">
            <text:p>25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6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14,3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4.91" calcext:value-type="float">
            <text:p>174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19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4,675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3.38" calcext:value-type="float">
            <text:p>83.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15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99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string" calcext:value-type="string">
            <text:p>32,201</text:p>
          </table:table-cell>
          <table:table-cell office:value-type="float" office:value="637" calcext:value-type="float">
            <text:p>63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0.81" calcext:value-type="float">
            <text:p>70.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3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string" calcext:value-type="string">
            <text:p>11,3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64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805" calcext:value-type="float">
            <text:p>80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8.19" calcext:value-type="float">
            <text:p>298.19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uadaloupe#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22" calcext:value-type="float">
            <text:p>7.22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Haiti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84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396" calcext:value-type="float">
            <text:p>39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uerto Ricof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16" calcext:value-type="float">
            <text:p>4.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68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int Barthelemy#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int Martin (French part) #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.43" calcext:value-type="float">
            <text:p>50.4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968" calcext:value-type="float">
            <text:p>968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,75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19,583</text:p>
          </table:table-cell>
          <table:table-cell office:value-type="string" calcext:value-type="string">
            <text:p>1,19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0.79" calcext:value-type="float">
            <text:p>190.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88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19,006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.44" calcext:value-type="float">
            <text:p>39.4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8,65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cuador&amp;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string" calcext:value-type="string">
            <text:p>1,7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.36" calcext:value-type="float">
            <text:p>12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38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3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3,107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07" calcext:value-type="float">
            <text:p>10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519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string" calcext:value-type="string">
            <text:p>42,089</text:p>
          </table:table-cell>
          <table:table-cell office:value-type="string" calcext:value-type="string">
            <text:p>3,30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2.7" calcext:value-type="float">
            <text:p>32.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8,82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*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3,394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8.47" calcext:value-type="float">
            <text:p>8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3,84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razil^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113,464</text:p>
          </table:table-cell>
          <table:table-cell office:value-type="string" calcext:value-type="string">
            <text:p>102,6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3.12" calcext:value-type="float">
            <text:p>103.1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09,56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8,13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38" calcext:value-type="float">
            <text:p>13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7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344" calcext:value-type="float">
            <text:p>344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string" calcext:value-type="string">
            <text:p>117,720</text:p>
          </table:table-cell>
          <table:table-cell office:value-type="string" calcext:value-type="string">
            <text:p>102,99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79.22" calcext:value-type="float">
            <text:p>79.2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78,6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 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8.82" calcext:value-type="float">
            <text:p>58.8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ntigua and Barbuda 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.55" calcext:value-type="float">
            <text:p>42.55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ruba 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17.54" calcext:value-type="float">
            <text:p>617.5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ahamas 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34" calcext:value-type="float">
            <text:p>19.34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arbados 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.55" calcext:value-type="float">
            <text:p>29.55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ayman Islands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4.21" calcext:value-type="float">
            <text:p>84.2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uracaog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149" calcext:value-type="float">
            <text:p>14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ominica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6.22" calcext:value-type="float">
            <text:p>366.22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renada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2.79" calcext:value-type="float">
            <text:p>92.79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uyana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33" calcext:value-type="float">
            <text:p>19.33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Jamaica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31" calcext:value-type="float">
            <text:p>7.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8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ontserrat 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int Kitts and Nevisg</text:p>
          </table:table-cell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.85" calcext:value-type="float">
            <text:p>53.8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int Lucia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.51" calcext:value-type="float">
            <text:p>69.51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int Vincent and the Grenadines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1.96" calcext:value-type="float">
            <text:p>151.96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int Maarten (Dutch part)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.27" calcext:value-type="float">
            <text:p>29.2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urinameg</text:p>
          </table:table-cell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rinidad and Tobagog</text:p>
          </table:table-cell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575" calcext:value-type="float">
            <text:p>57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.22" calcext:value-type="float">
            <text:p>43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6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urks and Caicos Islands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.14" calcext:value-type="float">
            <text:p>43.1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irgin Islands (UK)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.35" calcext:value-type="float">
            <text:p>32.3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103" calcext:value-type="float">
            <text:p>103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string" calcext:value-type="string">
            <text:p>2,59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.9" calcext:value-type="float">
            <text:p>35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339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4"/>
          <table:table-cell office:value-type="string" calcext:value-type="string">
            <text:p>195,575</text:p>
          </table:table-cell>
          <table:table-cell office:value-type="string" calcext:value-type="string">
            <text:p>107,749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30.39" calcext:value-type="float">
            <text:p>30.3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998,01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 Epidemiological Week for which information is available.</text:p>
          </table:table-cell>
          <table:table-cell table:number-columns-repeated="1022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0:06</meta:creation-date>
    <dc:date>2018-09-01T10:10:06</dc:date>
    <meta:generator>LibreOffice/5.1.6.2$Linux_X86_64 LibreOffice_project/10m0$Build-2</meta:generator>
    <meta:document-statistic meta:table-count="1" meta:cell-count="48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